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8adc1" officeooo:paragraph-rsid="0018adc1"/>
    </style:style>
    <style:style style:name="P2" style:family="paragraph" style:parent-style-name="Standard">
      <style:text-properties officeooo:rsid="001aa0f3" officeooo:paragraph-rsid="001aa0f3"/>
    </style:style>
    <style:style style:name="P3" style:family="paragraph" style:parent-style-name="Standard">
      <style:paragraph-properties fo:text-align="center" style:justify-single-word="false"/>
      <style:text-properties officeooo:rsid="001aa0f3" officeooo:paragraph-rsid="001aa0f3"/>
    </style:style>
    <style:style style:name="P4" style:family="paragraph" style:parent-style-name="Standard">
      <style:paragraph-properties fo:text-align="start" style:justify-single-word="false"/>
      <style:text-properties officeooo:rsid="001aa0f3" officeooo:paragraph-rsid="002d6a17"/>
    </style:style>
    <style:style style:name="P5" style:family="paragraph" style:parent-style-name="Standard">
      <style:text-properties officeooo:rsid="001aa0f3" officeooo:paragraph-rsid="001f5743"/>
    </style:style>
    <style:style style:name="P6" style:family="paragraph" style:parent-style-name="Standard">
      <style:text-properties officeooo:rsid="00237a01" officeooo:paragraph-rsid="00237a01"/>
    </style:style>
    <style:style style:name="P7" style:family="paragraph" style:parent-style-name="Standard">
      <style:paragraph-properties fo:text-align="center" style:justify-single-word="false"/>
      <style:text-properties fo:color="#7200a2" loext:opacity="100%" fo:font-size="12pt" fo:font-weight="bold" officeooo:rsid="001aa0f3" officeooo:paragraph-rsid="001aa0f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7200a2" loext:opacity="100%" fo:font-size="12pt" fo:font-weight="bold" officeooo:rsid="001aa0f3" officeooo:paragraph-rsid="0028a02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7200a2" loext:opacity="100%" fo:font-size="14pt" fo:font-weight="bold" officeooo:rsid="001aa0f3" officeooo:paragraph-rsid="002d6a17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a02b5" officeooo:paragraph-rsid="0025781c"/>
    </style:style>
    <style:style style:name="P11" style:family="paragraph" style:parent-style-name="Standard">
      <style:text-properties officeooo:rsid="001a02b5" officeooo:paragraph-rsid="0028a02c"/>
    </style:style>
    <style:style style:name="P12" style:family="paragraph" style:parent-style-name="Standard">
      <style:text-properties officeooo:rsid="001a02b5" officeooo:paragraph-rsid="0028fc2b"/>
    </style:style>
    <style:style style:name="P13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1a02b5" officeooo:paragraph-rsid="0020e853"/>
    </style:style>
    <style:style style:name="P1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1a02b5" officeooo:paragraph-rsid="002e2731"/>
    </style:style>
    <style:style style:name="P15" style:family="paragraph" style:parent-style-name="Standard">
      <style:text-properties officeooo:rsid="0025781c" officeooo:paragraph-rsid="0025781c"/>
    </style:style>
    <style:style style:name="P16" style:family="paragraph" style:parent-style-name="Standard">
      <style:text-properties officeooo:rsid="0021ffc1" officeooo:paragraph-rsid="0028a02c"/>
    </style:style>
    <style:style style:name="P17" style:family="paragraph" style:parent-style-name="Standard">
      <style:text-properties officeooo:rsid="0021ffc1" officeooo:paragraph-rsid="001aa0f3"/>
    </style:style>
    <style:style style:name="P18" style:family="paragraph" style:parent-style-name="Standard">
      <style:text-properties officeooo:rsid="0028a02c" officeooo:paragraph-rsid="0028a02c"/>
    </style:style>
    <style:style style:name="P19" style:family="paragraph" style:parent-style-name="Standard">
      <style:text-properties officeooo:rsid="0028a02c" officeooo:paragraph-rsid="002b11b5"/>
    </style:style>
    <style:style style:name="P20" style:family="paragraph" style:parent-style-name="Standard">
      <style:text-properties officeooo:rsid="002b11b5" officeooo:paragraph-rsid="002b11b5"/>
    </style:style>
    <style:style style:name="P21" style:family="paragraph" style:parent-style-name="Standard">
      <style:text-properties officeooo:rsid="002c281f" officeooo:paragraph-rsid="002c281f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6pt" fo:font-weight="bold" officeooo:rsid="0018adc1" officeooo:paragraph-rsid="0018adc1" style:font-size-asian="16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1f5743"/>
    </style:style>
    <style:style style:name="P2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c281f"/>
    </style:style>
    <style:style style:name="P25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b11b5"/>
    </style:style>
    <style:style style:name="P26" style:family="paragraph" style:parent-style-name="Standard">
      <style:paragraph-properties fo:text-align="center" style:justify-single-word="false"/>
      <style:text-properties officeooo:paragraph-rsid="002d6a17"/>
    </style:style>
    <style:style style:name="P27" style:family="paragraph" style:parent-style-name="Standard">
      <style:paragraph-properties fo:text-align="center" style:justify-single-word="false" fo:break-before="page"/>
      <style:text-properties officeooo:paragraph-rsid="002d6a17"/>
    </style:style>
    <style:style style:name="P28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2e2731"/>
    </style:style>
    <style:style style:name="P29" style:family="paragraph" style:parent-style-name="Standard">
      <style:text-properties officeooo:paragraph-rsid="002e2731"/>
    </style:style>
    <style:style style:name="P30" style:family="paragraph" style:parent-style-name="Standard">
      <style:text-properties officeooo:rsid="002e2731" officeooo:paragraph-rsid="002e2731"/>
    </style:style>
    <style:style style:name="P31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03d00" officeooo:paragraph-rsid="00303d00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161d7" officeooo:paragraph-rsid="003161d7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font-weight="bold" officeooo:rsid="003161d7" officeooo:paragraph-rsid="003166b3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03d00"/>
    </style:style>
    <style:style style:name="P35" style:family="paragraph" style:parent-style-name="Standard">
      <style:text-properties officeooo:paragraph-rsid="00303d00"/>
    </style:style>
    <style:style style:name="P36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161d7"/>
    </style:style>
    <style:style style:name="P37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paragraph-rsid="003166b3"/>
    </style:style>
    <style:style style:name="P38" style:family="paragraph" style:parent-style-name="Standard">
      <style:text-properties officeooo:rsid="001a02b5" officeooo:paragraph-rsid="002e2731"/>
    </style:style>
    <style:style style:name="P39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style:use-window-font-color="true" loext:opacity="0%" fo:font-weight="bold" officeooo:rsid="002e2731" officeooo:paragraph-rsid="002e2731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officeooo:rsid="003166b3" officeooo:paragraph-rsid="003166b3"/>
    </style:style>
    <style:style style:name="T1" style:family="text">
      <style:text-properties officeooo:rsid="001aa0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81c" style:font-weight-asian="bold" style:font-weight-complex="bold"/>
    </style:style>
    <style:style style:name="T4" style:family="text">
      <style:text-properties fo:font-weight="bold" officeooo:rsid="0028a02c" style:font-weight-asian="bold" style:font-weight-complex="bold"/>
    </style:style>
    <style:style style:name="T5" style:family="text">
      <style:text-properties fo:font-weight="bold" officeooo:rsid="0024f973" style:font-weight-asian="bold" style:font-weight-complex="bold"/>
    </style:style>
    <style:style style:name="T6" style:family="text">
      <style:text-properties fo:font-weight="bold" officeooo:rsid="0028fc2b" style:font-weight-asian="bold" style:font-weight-complex="bold"/>
    </style:style>
    <style:style style:name="T7" style:family="text">
      <style:text-properties fo:font-weight="bold" officeooo:rsid="0034341f" style:font-weight-asian="bold" style:font-weight-complex="bold"/>
    </style:style>
    <style:style style:name="T8" style:family="text">
      <style:text-properties fo:color="#8100ba" loext:opacity="100%" fo:font-weight="bold" officeooo:rsid="001aa0f3" style:font-weight-asian="bold" style:font-weight-complex="bold"/>
    </style:style>
    <style:style style:name="T9" style:family="text">
      <style:text-properties style:use-window-font-color="true" loext:opacity="0%" fo:font-weight="normal" officeooo:rsid="001aa0f3" style:font-weight-asian="normal" style:font-weight-complex="normal"/>
    </style:style>
    <style:style style:name="T10" style:family="text">
      <style:text-properties style:use-window-font-color="true" loext:opacity="0%" fo:font-weight="normal" officeooo:rsid="0025781c" style:font-weight-asian="normal" style:font-weight-complex="normal"/>
    </style:style>
    <style:style style:name="T11" style:family="text">
      <style:text-properties style:use-window-font-color="true" loext:opacity="0%" fo:font-weight="normal" officeooo:rsid="0028a02c" style:font-weight-asian="normal" style:font-weight-complex="normal"/>
    </style:style>
    <style:style style:name="T12" style:family="text">
      <style:text-properties style:use-window-font-color="true" loext:opacity="0%" fo:font-weight="normal" officeooo:rsid="0028fc2b" style:font-weight-asian="normal" style:font-weight-complex="normal"/>
    </style:style>
    <style:style style:name="T13" style:family="text">
      <style:text-properties style:use-window-font-color="true" loext:opacity="0%" style:text-underline-style="solid" style:text-underline-width="auto" style:text-underline-color="font-color" fo:font-weight="normal" officeooo:rsid="002d6a17" style:font-weight-asian="normal" style:font-weight-complex="normal"/>
    </style:style>
    <style:style style:name="T14" style:family="text">
      <style:text-properties fo:color="#000000" loext:opacity="100%" fo:font-weight="bold" officeooo:rsid="001aa0f3" style:font-weight-asian="bold" style:font-weight-complex="bold"/>
    </style:style>
    <style:style style:name="T15" style:family="text">
      <style:text-properties fo:color="#000000" loext:opacity="100%" fo:font-weight="bold" officeooo:rsid="0025781c" style:font-weight-asian="bold" style:font-weight-complex="bold"/>
    </style:style>
    <style:style style:name="T16" style:family="text">
      <style:text-properties fo:color="#000000" loext:opacity="100%" fo:font-weight="normal" officeooo:rsid="001aa0f3" style:font-weight-asian="normal" style:font-weight-complex="normal"/>
    </style:style>
    <style:style style:name="T17" style:family="text">
      <style:text-properties fo:color="#000000" loext:opacity="100%" fo:font-weight="normal" officeooo:rsid="0025781c" style:font-weight-asian="normal" style:font-weight-complex="normal"/>
    </style:style>
    <style:style style:name="T18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00" loext:opacity="100%" fo:font-size="12pt" fo:font-weight="bold" officeooo:rsid="001be1a7" style:font-size-asian="12pt" style:font-weight-asian="bold" style:font-size-complex="12pt" style:font-weight-complex="bold"/>
    </style:style>
    <style:style style:name="T20" style:family="text">
      <style:text-properties fo:color="#7200a2" loext:opacity="100%" fo:font-weight="bold" style:font-weight-asian="bold" style:font-weight-complex="bold"/>
    </style:style>
    <style:style style:name="T21" style:family="text">
      <style:text-properties fo:color="#7200a2" loext:opacity="100%" fo:font-weight="bold" officeooo:rsid="0034341f" style:font-weight-asian="bold" style:font-weight-complex="bold"/>
    </style:style>
    <style:style style:name="T22" style:family="text">
      <style:text-properties fo:color="#7200a2" loext:opacity="100%" fo:font-size="12pt" fo:font-weight="bold" officeooo:rsid="001aa0f3" style:font-size-asian="12pt" style:font-weight-asian="bold" style:font-size-complex="12pt" style:font-weight-complex="bold"/>
    </style:style>
    <style:style style:name="T23" style:family="text">
      <style:text-properties fo:color="#7200a2" loext:opacity="100%" fo:font-size="14pt" fo:font-weight="bold" officeooo:rsid="002d6a17" style:font-size-asian="14pt" style:font-weight-asian="bold" style:font-size-complex="14pt" style:font-weight-complex="bold"/>
    </style:style>
    <style:style style:name="T24" style:family="text">
      <style:text-properties fo:color="#7200a2" loext:opacity="100%" fo:font-size="14pt" style:text-underline-style="none" fo:font-weight="bold" officeooo:rsid="002d6a17" style:font-size-asian="14pt" style:font-weight-asian="bold" style:font-size-complex="14pt" style:font-weight-complex="bold"/>
    </style:style>
    <style:style style:name="T25" style:family="text">
      <style:text-properties fo:color="#7200a2" loext:opacity="100%" style:text-underline-style="solid" style:text-underline-width="auto" style:text-underline-color="font-color"/>
    </style:style>
    <style:style style:name="T26" style:family="text">
      <style:text-properties fo:color="#7200a2" loext:opacity="100%" style:text-underline-style="solid" style:text-underline-width="auto" style:text-underline-color="font-color" fo:font-weight="bold" officeooo:rsid="002d6a17" style:font-weight-asian="bold" style:font-weight-complex="bold"/>
    </style:style>
    <style:style style:name="T27" style:family="text">
      <style:text-properties fo:color="#7200a2" loext:opacity="100%" style:text-underline-style="solid" style:text-underline-width="auto" style:text-underline-color="font-color" officeooo:rsid="00303d00"/>
    </style:style>
    <style:style style:name="T28" style:family="text">
      <style:text-properties fo:color="#7200a2" loext:opacity="100%" style:text-underline-style="solid" style:text-underline-width="auto" style:text-underline-color="font-color" officeooo:rsid="002d6a17"/>
    </style:style>
    <style:style style:name="T29" style:family="text">
      <style:text-properties officeooo:rsid="001f5743"/>
    </style:style>
    <style:style style:name="T30" style:family="text">
      <style:text-properties officeooo:rsid="0024f973"/>
    </style:style>
    <style:style style:name="T31" style:family="text">
      <style:text-properties officeooo:rsid="0025781c"/>
    </style:style>
    <style:style style:name="T32" style:family="text">
      <style:text-properties fo:font-weight="normal" officeooo:rsid="001aa0f3" style:font-weight-asian="normal" style:font-weight-complex="normal"/>
    </style:style>
    <style:style style:name="T33" style:family="text">
      <style:text-properties fo:font-weight="normal" officeooo:rsid="0025781c" style:font-weight-asian="normal" style:font-weight-complex="normal"/>
    </style:style>
    <style:style style:name="T34" style:family="text">
      <style:text-properties fo:font-weight="normal" officeooo:rsid="0028a02c" style:font-weight-asian="normal" style:font-weight-complex="normal"/>
    </style:style>
    <style:style style:name="T35" style:family="text">
      <style:text-properties officeooo:rsid="00274a43"/>
    </style:style>
    <style:style style:name="T36" style:family="text">
      <style:text-properties officeooo:rsid="0021ffc1"/>
    </style:style>
    <style:style style:name="T37" style:family="text">
      <style:text-properties officeooo:rsid="002b11b5"/>
    </style:style>
    <style:style style:name="T38" style:family="text">
      <style:text-properties officeooo:rsid="002c281f"/>
    </style:style>
    <style:style style:name="T39" style:family="text">
      <style:text-properties officeooo:rsid="002d6a17"/>
    </style:style>
    <style:style style:name="T40" style:family="text">
      <style:text-properties officeooo:rsid="002e2731"/>
    </style:style>
    <style:style style:name="T41" style:family="text">
      <style:text-properties officeooo:rsid="00303d00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officeooo:rsid="002d6a17" style:font-size-asian="12pt" style:font-size-complex="12pt"/>
    </style:style>
    <style:style style:name="T44" style:family="text">
      <style:text-properties fo:font-size="12pt" officeooo:rsid="001be1a7" style:font-size-asian="12pt" style:font-size-complex="12pt"/>
    </style:style>
    <style:style style:name="T45" style:family="text">
      <style:text-properties fo:font-size="12pt" officeooo:rsid="00303d00" style:font-size-asian="12pt" style:font-size-complex="12pt"/>
    </style:style>
    <style:style style:name="T46" style:family="text">
      <style:text-properties fo:font-size="12pt" fo:font-weight="bold" officeooo:rsid="002d6a17" style:font-size-asian="12pt" style:font-weight-asian="bold" style:font-size-complex="12pt" style:font-weight-complex="bol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2d6a17"/>
    </style:style>
    <style:style style:name="T49" style:family="text">
      <style:text-properties style:text-underline-style="solid" style:text-underline-width="auto" style:text-underline-color="font-color" officeooo:rsid="00303d00"/>
    </style:style>
    <style:style style:name="T50" style:family="text">
      <style:text-properties officeooo:rsid="003161d7"/>
    </style:style>
    <style:style style:name="T51" style:family="text">
      <style:text-properties officeooo:rsid="0031bba9"/>
    </style:style>
    <style:style style:name="T52" style:family="text">
      <style:text-properties officeooo:rsid="003434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Dezly Macauley</text:p>
      <text:p text:style-name="P9">Back-end Focused Software Engineer </text:p>
      <text:p text:style-name="P4"><text:span text:style-name="T39"><text:tab/></text:span><text:span text:style-name="T23">&gt;&gt;</text:span><text:span text:style-name="T39"> </text:span><text:span text:style-name="T48">with a passion for </text:span><text:span text:style-name="T49">m</text:span><text:span text:style-name="T48">odern </text:span><text:span text:style-name="T27">s</text:span><text:span text:style-name="T28">ystem </text:span><text:span text:style-name="T27">p</text:span><text:span text:style-name="T28">rogramming </text:span><text:span text:style-name="T27">l</text:span><text:span text:style-name="T28">anguages</text:span><text:span text:style-name="T48"> (</text:span><text:span text:style-name="T26">Go</text:span><text:span text:style-name="T13">,</text:span><text:span text:style-name="T48"> </text:span><text:span text:style-name="T26">Rust</text:span><text:span text:style-name="T48">)</text:span></text:p>
      <text:p text:style-name="P4"><text:span text:style-name="T39"><text:tab/></text:span><text:span text:style-name="T24">&gt;&gt;</text:span><text:span text:style-name="T39"> </text:span><text:span text:style-name="T48">and a</text:span><text:span text:style-name="T47"> </text:span><text:span text:style-name="T48">g</text:span><text:span text:style-name="T47">rowth </text:span><text:span text:style-name="T48">m</text:span><text:span text:style-name="T47">indset </text:span><text:span text:style-name="T48">t</text:span><text:span text:style-name="T47">owards </text:span><text:span text:style-name="T28">c</text:span><text:span text:style-name="T25">utting-</text:span><text:span text:style-name="T28">e</text:span><text:span text:style-name="T25">dge </text:span><text:span text:style-name="T28">t</text:span><text:span text:style-name="T25">echnologies</text:span></text:p>
      <text:p text:style-name="P1">________________________________________________________________________________</text:p>
      <text:p text:style-name="P3"/>
      <text:p text:style-name="P2"><text:span text:style-name="T18">Primary Email: </text:span><text:a xlink:type="simple" xlink:href="mailto:dezlymacauley@proton.me" text:style-name="Internet_20_link" text:visited-style-name="Visited_20_Internet_20_Link"><text:span text:style-name="T42">dezlymacauley@proton.me</text:span></text:a><text:span text:style-name="T42"><text:tab/></text:span><text:span text:style-name="T18">Secondary Email:</text:span><text:span text:style-name="T42"> </text:span><text:a xlink:type="simple" xlink:href="mailto:dezlymacauley@gmail.com" text:style-name="Internet_20_link" text:visited-style-name="Visited_20_Internet_20_Link"><text:span text:style-name="T42">dezlymacauley@gmail.com</text:span></text:a></text:p>
      <text:p text:style-name="P35"><text:span text:style-name="T19">Phone Number:</text:span><text:span text:style-name="T44"> +27 66 458 6161<text:tab/><text:tab/><text:tab/></text:span><text:span text:style-name="T46">LinkedIn:</text:span><text:span text:style-name="T43"> </text:span><text:a xlink:type="simple" xlink:href="http://linkedin.com/in/dezly-macauley" text:style-name="Internet_20_link" text:visited-style-name="Visited_20_Internet_20_Link"><text:span text:style-name="T45">linkedin.com/in/dezly-macauley</text:span></text:a></text:p>
      <text:p text:style-name="P2">________________________________________________________________________________</text:p>
      <text:p text:style-name="P29"/>
      <text:p text:style-name="P30">Please refer to <text:a xlink:type="simple" xlink:href="#Page2" text:style-name="Internet_20_link" text:visited-style-name="Visited_20_Internet_20_Link"><text:span text:style-name="T21">Page 2</text:span></text:a> of this resume for the <text:a xlink:type="simple" xlink:href="#Page2" text:style-name="Internet_20_link" text:visited-style-name="Visited_20_Internet_20_Link"><text:span text:style-name="T20">Links to Certificates Awarded</text:span></text:a> for the skills below</text:p>
      <text:p text:style-name="P38">________________________________________________________________________________<text:line-break/></text:p>
      <text:p text:style-name="P7">Skill Overview</text:p>
      <text:p text:style-name="P17"><text:span text:style-name="T34"/></text:p>
      <text:p text:style-name="P19"><text:span text:style-name="T6">System Programming</text:span><text:span text:style-name="T2">:</text:span> Go, <text:span text:style-name="T35">Rust<text:tab/><text:tab/></text:span><text:span text:style-name="T5">SQL Databases:</text:span><text:span text:style-name="T30"> SQLite, </text:span><text:span text:style-name="T37">MySQL, </text:span></text:p>
      <text:p text:style-name="P20"><text:tab/><text:tab/><text:tab/><text:tab/><text:tab/><text:tab/>PostgreSQL (Currently learning)</text:p>
      <text:p text:style-name="P18"/>
      <text:p text:style-name="P16"><text:span text:style-name="T2">Version Control:</text:span> Git, GitHub<text:tab/><text:tab/><text:span text:style-name="T3">Scripting: </text:span><text:span text:style-name="T33">Bash, Python, Lua, Nix<text:tab/><text:tab/><text:tab/></text:span></text:p>
      <text:p text:style-name="P16"><text:span text:style-name="T33"/></text:p>
      <text:p text:style-name="P18"><text:span text:style-name="T3">Linux Proficiency:<text:tab/><text:tab/><text:tab/><text:tab/></text:span><text:span text:style-name="T31">NixOS, Arch Linux, Fedora, Debian Stable, Ubunt</text:span><text:span text:style-name="T36"><text:tab/></text:span></text:p>
      <text:p text:style-name="P16"><text:span text:style-name="T4">Code Editors: <text:tab/><text:tab/><text:tab/><text:tab/></text:span><text:span text:style-name="T34">Neovim (Primary), VS Code </text:span></text:p>
      <text:p text:style-name="P18"><text:span text:style-name="T3">Blockchain / Web3</text:span><text:span text:style-name="T33">: <text:tab/><text:tab/><text:tab/><text:tab/>Solidity Smart Contracts </text:span><text:span text:style-name="T36"><text:tab/></text:span></text:p>
      <text:p text:style-name="P18"/>
      <text:p text:style-name="P18"><text:span text:style-name="T2">Front-End Basics:</text:span><text:tab/><text:tab/><text:tab/><text:tab/>Html, CSS, Tailwind CSS, JavaScript / TypeScript, </text:p>
      <text:p text:style-name="P18"><text:tab/><text:tab/><text:tab/><text:tab/><text:tab/><text:tab/>Bun, Svelte (Currently learning)</text:p>
      <text:p text:style-name="P15"/>
      <text:p text:style-name="P10"><text:span text:style-name="T14">English </text:span><text:span text:style-name="T15">Proficiency:</text:span><text:span text:style-name="T14"> <text:tab/><text:tab/><text:tab/></text:span><text:span text:style-name="T16">CEFR </text:span><text:span text:style-name="T17">Level = </text:span><text:span text:style-name="T32">C2 </text:span><text:span text:style-name="T33">(Native Proficiency)</text:span></text:p>
      <text:p text:style-name="P11"><text:span text:style-name="T14">Technical Writing:<text:tab/><text:tab/><text:tab/><text:tab/></text:span><text:span text:style-name="T1">Creating user-friendly documentation</text:span></text:p>
      <text:p text:style-name="P12"><text:span text:style-name="T14">Public Speaking</text:span><text:span text:style-name="T8">:<text:tab/><text:tab/><text:tab/><text:tab/></text:span><text:span text:style-name="T9">Presenting </text:span><text:span text:style-name="T10">tech</text:span><text:span text:style-name="T11">nical info </text:span><text:span text:style-name="T9">to a non-technical audience</text:span></text:p>
      <text:p text:style-name="P12"><text:span text:style-name="T9"><text:tab/><text:tab/><text:tab/><text:tab/><text:tab/><text:tab/></text:span><text:span text:style-name="T12">Former Research Executive at Kantar.</text:span><text:line-break/><text:span text:style-name="T1">________________________________________________________________________________</text:span></text:p>
      <text:p text:style-name="P8"/>
      <text:p text:style-name="P8"/>
      <text:p text:style-name="P8"/>
      <text:p text:style-name="P8">Summary</text:p>
      <text:p text:style-name="P2"/>
      <text:p text:style-name="P21">What I’m looking for, and why</text:p>
      <text:p text:style-name="P21"/>
      <text:p text:style-name="P21">What makes me <text:span text:style-name="T51">unique</text:span></text:p>
      <text:p text:style-name="P2">_______________________________________________________________________________</text:p>
      <text:p text:style-name="P7">Projects</text:p>
      <text:p text:style-name="P2"/>
      <text:p text:style-name="P6">xx</text:p>
      <text:p text:style-name="P38">________________________________________________________________________________<text:line-break/></text:p>
      <text:p text:style-name="P26"><text:span text:style-name="T22"/></text:p>
      <text:p text:style-name="P27"><text:bookmark text:name="Page2"/><text:span text:style-name="T22">Links To Certificates Awarded</text:span><text:span text:style-name="T1"><text:line-break/></text:span></text:p>
      <text:p text:style-name="P39">Systems Programming</text:p>
      <text:p text:style-name="P23"><text:a xlink:type="simple" xlink:href="https://github.com/dezly-macauley/certifications/raw/main/duke_university_rust_fundamentals.pdf" text:style-name="Internet_20_link" text:visited-style-name="Visited_20_Internet_20_Link"><text:span text:style-name="T29">Duke Unversity – Rust Fundamentals</text:span></text:a></text:p>
      <text:p text:style-name="P23"/>
      <text:p text:style-name="P24"><text:a xlink:type="simple" xlink:href="https://github.com/dezly-macauley/certifications/raw/main/university_of_california_irvine_programming_with_google_go_specialization.png" text:style-name="Internet_20_link" text:visited-style-name="Visited_20_Internet_20_Link"><text:span text:style-name="T38">University of California Irvine – Programming with Google Go Specialization</text:span></text:a></text:p>
      <text:p text:style-name="P28"><text:span text:style-name="T40"><text:tab/></text:span><text:a xlink:type="simple" xlink:href="https://github.com/dezly-macauley/certifications/raw/main/university_of_california_irvine_university_of_california_irvine_concurrency_in_go.png" text:style-name="Internet_20_link" text:visited-style-name="Visited_20_Internet_20_Link"><text:span text:style-name="T40">University of California Irvine – Concurrency in Go</text:span></text:a></text:p>
      <text:p text:style-name="P34"><text:tab/><text:a xlink:type="simple" xlink:href="https://github.com/dezly-macauley/certifications/raw/main/university_of_california_irvine_university_of_california_irvine_university_of_california_irvine_functions_methods_and_interfaces_in_go.png" text:style-name="Internet_20_link" text:visited-style-name="Visited_20_Internet_20_Link"><text:span text:style-name="T41">University of California Irvine – Functions, Methods, and interfaces in Go</text:span></text:a></text:p>
      <text:p text:style-name="P24"><text:span text:style-name="T40"><text:tab/></text:span><text:a xlink:type="simple" xlink:href="https://github.com/dezly-macauley/certifications/raw/main/university_of_california_irvine_getting_started_with_go.png" text:style-name="Internet_20_link" text:visited-style-name="Visited_20_Internet_20_Link"><text:span text:style-name="T40">University of California Irvine – Getting Started with Go</text:span></text:a></text:p>
      <text:p text:style-name="P13"/>
      <text:p text:style-name="P31">Linux and SQL</text:p>
      <text:p text:style-name="P25"><text:a xlink:type="simple" xlink:href="https://github.com/dezly-macauley/certifications/raw/main/google_tools_of_the_trade_linux_and_sql.pdf" text:style-name="Internet_20_link" text:visited-style-name="Visited_20_Internet_20_Link"><text:span text:style-name="T37">Google - Tools of the Trade: Linux and SQL</text:span></text:a></text:p>
      <text:p text:style-name="P25"/>
      <text:p text:style-name="P32">Front-End Basics</text:p>
      <text:p text:style-name="P36"><text:a xlink:type="simple" xlink:href="https://github.com/dezly-macauley/certifications/raw/main/meta_programming_with_javascript.pdf" text:style-name="Internet_20_link" text:visited-style-name="Visited_20_Internet_20_Link"><text:span text:style-name="T50">Meta – Programming with JavaScript</text:span></text:a></text:p>
      <text:p text:style-name="P36"/>
      <text:p text:style-name="P31">Version Control</text:p>
      <text:p text:style-name="P14"><text:a xlink:type="simple" xlink:href="https://github.com/dezly-macauley/certifications/raw/main/meta_version_control.pdf" text:style-name="Internet_20_link" text:visited-style-name="Visited_20_Internet_20_Link"><text:span text:style-name="T29">Meta – Version Control</text:span></text:a></text:p>
      <text:p text:style-name="P5"/>
      <text:p text:style-name="P33">Native English Proficiency</text:p>
      <text:p text:style-name="P37"><text:a xlink:type="simple" xlink:href="https://github.com/dezly-macauley/certifications/raw/main/ef_set_c2_native_english_proficiency.pdf" text:style-name="Internet_20_link" text:visited-style-name="Visited_20_Internet_20_Link"><text:span text:style-name="T50">EF SET (Education First Standard English Test) - Native English Proficiency </text:span></text:a></text:p>
      <text:p text:style-name="P40">____________________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8:40:40.777686182</meta:creation-date>
    <meta:generator>LibreOffice/7.6.7.2$Linux_X86_64 LibreOffice_project/60$Build-2</meta:generator>
    <dc:date>2024-11-03T10:14:43.060498712</dc:date>
    <meta:editing-duration>PT3H44M6S</meta:editing-duration>
    <meta:editing-cycles>28</meta:editing-cycles>
    <meta:print-date>2024-11-03T10:14:55.598040139</meta:print-date>
    <meta:printed-by>PDF files</meta:printed-by>
    <meta:document-statistic meta:table-count="0" meta:image-count="0" meta:object-count="0" meta:page-count="2" meta:paragraph-count="46" meta:word-count="241" meta:character-count="2320" meta:non-whitespace-character-count="2054"/>
  </office:meta>
</office:document-meta>
</file>